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>
        <style:tab-stops>
          <style:tab-stop style:position="22.86cm" style:type="right"/>
        </style:tab-stops>
      </style:paragraph-properties>
    </style:style>
    <style:style style:name="P4" style:family="paragraph">
      <style:text-properties fo:font-size="1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text:enable-numbering="true" fo:margin-left="1.2cm" fo:margin-right="0cm" fo:text-indent="-0.9cm"/>
    </style:style>
    <style:style style:name="T1" style:family="text">
      <style:text-properties fo:color="#ffff00"/>
    </style:style>
    <style:style style:name="T2" style:family="text">
      <style:text-properties fo:color="#ff0000" fo:font-size="22pt" fo:font-weight="bold" style:font-size-asian="24pt" style:font-weight-asian="bold" style:font-size-complex="24pt" style:font-weight-complex="bold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23ff23"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7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8" style:family="text">
      <style:text-properties fo:color="#23ff23" fo:font-family="StarSymbol" style:font-pitch="variable" style:font-charset="x-symbol" style:font-family-asian="StarSymbol" style:font-pitch-asian="variable" style:font-charset-asian="x-symbol" style:font-family-complex="StarSymbol" style:font-pitch-complex="variable" style:font-charset-complex="x-symbol"/>
    </style:style>
    <style:style style:name="T9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ffffff"/>
    </style:style>
    <style:style style:name="T11" style:family="text">
      <style:text-properties fo:color="#ffffff" fo:font-size="24pt" style:font-size-asian="24pt" style:font-size-complex="24pt"/>
    </style:style>
    <style:style style:name="T12" style:family="text">
      <style:text-properties fo:color="#ccccff" fo:font-size="24pt" style:font-size-asian="24pt" style:font-size-complex="24pt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14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15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16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sets</presentation:footer-decl>
      <presentation:footer-decl presentation:name="ftr2">CMPTxxxx</presentation:footer-decl>
      <presentation:date-time-decl presentation:name="dtd1" presentation:source="fixed">27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ets and Bit-se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7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<text:tab/><text:tab/>(20pts, 10min)</text:p>
          </draw:text-box>
        </draw:frame>
        <draw:frame presentation:style-name="pr5" draw:id="id1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3">What are <text:span text:style-name="T1">mutator</text:span>/<text:span text:style-name="T1">accessor</text:span> (set/get) functions? <text:s/><text:span text:style-name="T1">Why</text:span> should we design our ADTs (abstract data types) to use them?<text:tab/><text:span text:style-name="T2">[6]</text:span></text:p>
              </text:list-item>
              <text:list-item>
                <text:p text:style-name="P3">Name and describe at least 3 <text:span text:style-name="T1">methods</text:span> special to Python <text:span text:style-name="T1">dictionaries</text:span>.<text:tab/><text:span text:style-name="T2">[5]</text:span></text:p>
              </text:list-item>
              <text:list-item>
                <text:p text:style-name="P3"><text:span text:style-name="T1">Create</text:span> a Python dictionary with at least <text:span text:style-name="T1">3 entries</text:span>; save it in a variable.<text:tab/><text:span text:style-name="T2">[3]</text:span></text:p>
              </text:list-item>
              <text:list-item>
                <text:p text:style-name="P3">Write Python <text:span text:style-name="T1">code</text:span> to print the <text:span text:style-name="T1">contents</text:span> of your dictionary in the format “<text:span text:style-name="T3">key ==&gt; value</text:span>”,<text:line-break/>one entry per line.<text:tab/><text:span text:style-name="T2">[6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: answers #1-2</text:p>
          </draw:text-box>
        </draw:frame>
        <draw:frame presentation:style-name="pr5" draw:layer="layout" svg:width="25.199cm" svg:height="15.09cm" svg:x="1.4cm" svg:y="4.507cm" presentation:class="outline" presentation:user-transformed="true">
          <draw:text-box>
            <text:list text:style-name="L2">
              <text:list-item>
                <text:p text:id="id2" text:style-name="P3">What are <text:span text:style-name="T1">mutator</text:span>/<text:span text:style-name="T1">accessor</text:span> (set/get) functions? <text:s/><text:span text:style-name="T1">Why</text:span> should we design our ADTs (abstract data types) to use them?<text:tab/><text:span text:style-name="T2">[6]</text:span></text:p>
                <text:list>
                  <text:list-item>
                    <text:p text:id="id3"><text:span text:style-name="T1">Read</text:span>/<text:span text:style-name="T1">write</text:span> access to <text:span text:style-name="T1">attributes</text:span>/variables</text:p>
                  </text:list-item>
                  <text:list-item>
                    <text:p text:id="id4"><text:span text:style-name="T1">Protect</text:span> our internal attributes from <text:span text:style-name="T1">unauthorized</text:span> access</text:p>
                  </text:list-item>
                  <text:list-item>
                    <text:p text:id="id5"><text:span text:style-name="T1">API stability</text:span>: internals may change</text:p>
                  </text:list-item>
                </text:list>
              </text:list-item>
              <text:list-item>
                <text:p text:id="id6" text:style-name="P3">Name and describe at least 3 <text:span text:style-name="T1">methods</text:span> special to Python <text:span text:style-name="T1">dictionaries</text:span>.<text:tab/><text:span text:style-name="T2">[5]</text:span></text:p>
                <text:list>
                  <text:list-item>
                    <text:p text:id="id7">.<text:span text:style-name="T3">keys</text:span>(), .<text:span text:style-name="T3">values</text:span>(), .<text:span text:style-name="T3">items</text:span>(), .<text:span text:style-name="T3">get</text:span>()</text:p>
                  </text:list-item>
                  <text:list-item>
                    <text:p text:id="id8">Also: indexing <text:span text:style-name="T3">[]</text:span>, <text:span text:style-name="T3">len</text:span>(), <text:span text:style-name="T3">del</text:span>, <text:span text:style-name="T3">in</text:span>, .<text:span text:style-name="T3">copy</text:span>(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: answers #3-4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9" text:style-name="P3"><text:span text:style-name="T1">Create</text:span> a Python dictionary with at least <text:span text:style-name="T1">3 entries</text:span>; save it in a variable.<text:tab/><text:span text:style-name="T2">[3]</text:span></text:p>
                <text:list>
                  <text:list-item>
                    <text:p text:id="id10">appleInv = { '<text:span text:style-name="T3">Fuji</text:span>':<text:span text:style-name="T4">15</text:span>, '<text:span text:style-name="T3">Gala</text:span>':<text:span text:style-name="T4">3</text:span>, '<text:span text:style-name="T3">Rome</text:span>': <text:span text:style-name="T4">1</text:span> }</text:p>
                  </text:list-item>
                </text:list>
              </text:list-item>
              <text:list-item>
                <text:p text:id="id11">Write Python <text:span text:style-name="T1">code</text:span> to print the <text:span text:style-name="T1">contents</text:span> of your dictionary in the format “<text:span text:style-name="T3">key ==&gt; value</text:span>”,<text:line-break/>one entry per line.<text:tab/><text:span text:style-name="T2">[6]</text:span></text:p>
                <text:list>
                  <text:list-item>
                    <text:p text:id="id12">for key in appleInv:</text:p>
                    <text:list>
                      <text:list-item>
                        <text:p text:id="id13">print “%s ==&gt; %d” % (key, appleInv[key]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Add'tl Exercise: letter count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 text:id="id14">Try this: write a <text:span text:style-name="T1">function</text:span> that takes a <text:span text:style-name="T1">string</text:span> parameter and returns a <text:span text:style-name="T1">dictionary</text:span> storing the <text:span text:style-name="T1">frequency</text:span> of each <text:span text:style-name="T1">letter</text:span> in the string.</text:p>
                <text:list>
                  <text:list-item>
                    <text:p text:id="id15"><text:span text:style-name="T5">def count_letters( srctext ):</text:span></text:p>
                    <text:list>
                      <text:list-item>
                        <text:p text:id="id16"><text:span text:style-name="T5">freqs = {}</text:span></text:p>
                      </text:list-item>
                      <text:list-item>
                        <text:p text:id="id17"><text:span text:style-name="T5">for ascii in range(ord('a'), ord('z')+1):</text:span></text:p>
                        <text:list>
                          <text:list-item>
                            <text:p text:id="id18"><text:span text:style-name="T5">freqs[ chr( ascii ) ] = 0</text:span></text:p>
                          </text:list-item>
                        </text:list>
                      </text:list-item>
                      <text:list-item>
                        <text:p text:id="id19"><text:span text:style-name="T5">for char in srctext:</text:span></text:p>
                        <text:list>
                          <text:list-item>
                            <text:p text:id="id20"><text:span text:style-name="T5">if char.isalpha():</text:span></text:p>
                            <text:list>
                              <text:list-item>
                                <text:p text:id="id21"><text:span text:style-name="T5">freqs[ char.lower() ] += 1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id="id22"><text:span text:style-name="T5">return freq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Set operations (theory, not Py)</text:p>
          </draw:text-box>
        </draw:frame>
        <draw:frame presentation:style-name="pr8" draw:text-style-name="P5" draw:layer="layout" svg:width="25.199cm" svg:height="14.343cm" svg:x="1.4cm" svg:y="4.507cm" presentation:class="outline" presentation:user-transformed="true">
          <draw:text-box>
            <text:list text:style-name="L2">
              <text:list-item>
                <text:p text:style-name="P1">A <text:span text:style-name="T1">set</text:span> is an <text:span text:style-name="T1">unordered</text:span> collection of items</text:p>
              </text:list-item>
              <text:list-item>
                <text:p text:style-name="P1">Set <text:span text:style-name="T1">membership</text:span>: test if an item is in the set</text:p>
              </text:list-item>
              <text:list-item>
                <text:p text:style-name="P1">Set <text:span text:style-name="T1">union</text:span>: <text:span text:style-name="T3">A </text:span><text:span text:style-name="T6">∪</text:span><text:span text:style-name="T7"> B</text:span>:</text:p>
                <text:list>
                  <text:list-item>
                    <text:list>
                      <text:list-item>
                        <text:p text:style-name="P1">Anything that's in either A <text:span text:style-name="T1">or</text:span> B</text:p>
                      </text:list-item>
                    </text:list>
                  </text:list-item>
                </text:list>
              </text:list-item>
              <text:list-item>
                <text:p text:style-name="P1">Set <text:span text:style-name="T1">intersection</text:span>: <text:span text:style-name="T3">A </text:span><text:span text:style-name="T8">∩</text:span><text:span text:style-name="T3"> B</text:span>:</text:p>
                <text:list>
                  <text:list-item>
                    <text:list>
                      <text:list-item>
                        <text:p text:style-name="P1">Those items which are in both A <text:span text:style-name="T1">and</text:span> B</text:p>
                      </text:list-item>
                    </text:list>
                  </text:list-item>
                </text:list>
              </text:list-item>
              <text:list-item>
                <text:p text:style-name="P1">Set <text:span text:style-name="T1">difference</text:span>: <text:span text:style-name="T3">A – B</text:span> (or <text:span text:style-name="T3">A \ B</text:span>):</text:p>
                <text:list>
                  <text:list-item>
                    <text:list>
                      <text:list-item>
                        <text:p text:style-name="P1">Those <text:span text:style-name="T1">in</text:span> A but <text:span text:style-name="T1">not</text:span> in B</text:p>
                      </text:list-item>
                    </text:list>
                  </text:list-item>
                </text:list>
              </text:list-item>
              <text:list-item>
                <text:p text:style-name="P1">Set <text:span text:style-name="T1">symmetric</text:span> difference: <text:span text:style-name="T3">A ^ B</text:span>:</text:p>
                <text:list>
                  <text:list-item>
                    <text:list>
                      <text:list-item>
                        <text:p text:style-name="P1">Those in exactly <text:span text:style-name="T1">one</text:span> of A or 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ets in Python</text:p>
          </draw:text-box>
        </draw:frame>
        <draw:frame presentation:style-name="pr8" draw:text-style-name="P5" draw:layer="layout" svg:width="25.199cm" svg:height="14.888cm" svg:x="1.4cm" svg:y="4.507cm" presentation:class="outline" presentation:user-transformed="true">
          <draw:text-box>
            <text:list text:style-name="L2">
              <text:list-item>
                <text:p text:style-name="P1">Python has a built-in type for <text:span text:style-name="T1">sets </text:span>(as does M2):</text:p>
                <text:list>
                  <text:list-item>
                    <text:p text:style-name="P1"><text:span text:style-name="T1">Instantiate</text:span> with any iterable (e.g., a list):</text:p>
                  </text:list-item>
                </text:list>
              </text:list-item>
            </text:list>
            <text:p text:style-name="P7"><text:span text:style-name="T9">bagOfApples = set( [ 'Fuji', 'Gala', 'Red Delicious' ] )</text:span></text:p>
            <text:list text:continue-numbering="true" text:style-name="L2">
              <text:list-item>
                <text:list>
                  <text:list-item>
                    <text:p text:style-name="P1"><text:span text:style-name="T1">Add</text:span><text:span text:style-name="T3"> </text:span><text:span text:style-name="T10">an apple to the bag:</text:span></text:p>
                  </text:list-item>
                </text:list>
              </text:list-item>
            </text:list>
            <text:p text:style-name="P7"><text:span text:style-name="T9">bagOfApples.add( 'Rome' )</text:span></text:p>
            <text:list text:continue-numbering="true" text:style-name="L2">
              <text:list-item>
                <text:list>
                  <text:list-item>
                    <text:p text:style-name="P1"><text:span text:style-name="T1">Remove</text:span><text:span text:style-name="T10"> an existing apple from the bag:</text:span></text:p>
                  </text:list-item>
                </text:list>
              </text:list-item>
            </text:list>
            <text:p text:style-name="P7"><text:span text:style-name="T9">bagOfApples.remove( 'Rome' )</text:span></text:p>
            <text:list text:continue-numbering="true" text:style-name="L2">
              <text:list-item>
                <text:list>
                  <text:list-item>
                    <text:p text:style-name="P1"><text:span text:style-name="T1">Check</text:span> if an apple is <text:span text:style-name="T1">in</text:span> the bag:</text:p>
                  </text:list-item>
                </text:list>
              </text:list-item>
            </text:list>
            <text:p text:style-name="P7"><text:span text:style-name="T9">if 'Fuji' in bagofApples:</text:span></text:p>
            <text:list text:continue-numbering="true" text:style-name="L2">
              <text:list-item>
                <text:p text:style-name="P1"><text:span text:style-name="T11">See Python documentation: </text:span><text:span text:style-name="T12"><text:a xlink:href="http://docs.python.org/lib/types-set.html">http://docs.python.org/lib/types-set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ython set operators</text:p>
          </draw:text-box>
        </draw:frame>
        <draw:frame presentation:style-name="pr8" draw:text-style-name="P5" draw:layer="layout" svg:width="25.199cm" svg:height="14.324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perators </text:span>for Python sets:</text:p>
                <text:list>
                  <text:list-item>
                    <text:p text:style-name="P1"><text:span text:style-name="T1">Union</text:span> of two sets: <text:span text:style-name="T3">.union()</text:span> or <text:span text:style-name="T3">|</text:span></text:p>
                  </text:list-item>
                </text:list>
              </text:list-item>
            </text:list>
            <text:p text:style-name="P7"><text:span text:style-name="T9">bagOfApples.union( yourApples )</text:span></text:p>
            <text:p text:style-name="P7"><text:span text:style-name="T9">bagOfApples | yourApples</text:span></text:p>
            <text:list text:continue-numbering="true" text:style-name="L2">
              <text:list-item>
                <text:list>
                  <text:list-item>
                    <text:p text:style-name="P1"><text:span text:style-name="T1">Intersection</text:span> of two sets: <text:span text:style-name="T3">.intersection()</text:span> or <text:span text:style-name="T3">&amp;</text:span></text:p>
                  </text:list-item>
                  <text:list-item>
                    <text:p text:style-name="P1"><text:span text:style-name="T1">Difference</text:span> of two sets: <text:span text:style-name="T3">.difference() </text:span><text:span text:style-name="T10">or</text:span><text:span text:style-name="T3"> –</text:span></text:p>
                  </text:list-item>
                  <text:list-item>
                    <text:p text:style-name="P1"><text:span text:style-name="T1">Symmetric diff</text:span>: <text:span text:style-name="T3">.symmetric_difference() </text:span><text:span text:style-name="T10">or</text:span><text:span text:style-name="T3"> ^</text:span></text:p>
                  </text:list-item>
                  <text:list-item>
                    <text:p text:style-name="P1"><text:span text:style-name="T1">Subset</text:span><text:span text:style-name="T3">: .issubset() </text:span><text:span text:style-name="T10">or</text:span><text:span text:style-name="T3"> &lt;=</text:span></text:p>
                    <text:list>
                      <text:list-item>
                        <text:p text:style-name="P1"><text:span text:style-name="T10">A &lt;= B: everything in A is also in B</text:span></text:p>
                      </text:list-item>
                    </text:list>
                  </text:list-item>
                  <text:list-item>
                    <text:p text:style-name="P1"><text:span text:style-name="T1">Superset</text:span><text:span text:style-name="T3">: .issuperset() </text:span><text:span text:style-name="T10">or</text:span><text:span text:style-name="T3"> &gt;=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Bitsets</text:p>
          </draw:text-box>
        </draw:frame>
        <draw:frame presentation:style-name="pr8" draw:text-style-name="P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nother way to implement sets is using a <text:span text:style-name="T1">bitset</text:span>:<text:line-break/><text:span text:style-name="T1">binary</text:span> form of an integer represents <text:span text:style-name="T1">flags</text:span>:</text:p>
              </text:list-item>
              <text:list-item>
                <text:p>e.g., file <text:span text:style-name="T1">permissions</text:span>: a user may have permission to read, write, and/or execute</text:p>
                <text:list>
                  <text:list-item>
                    <text:p text:style-name="P1">Let <text:span text:style-name="T3">4</text:span>=<text:span text:style-name="T1">read</text:span> (r) , <text:span text:style-name="T3">2</text:span>=<text:span text:style-name="T1">write</text:span> (w), <text:span text:style-name="T3">1</text:span>=<text:span text:style-name="T1">execute</text:span> (x)</text:p>
                  </text:list-item>
                  <text:list-item>
                    <text:p text:style-name="P1">So the number 5 represents <text:span text:style-name="T1">read</text:span>+<text:span text:style-name="T1">execute</text:span></text:p>
                  </text:list-item>
                </text:list>
              </text:list-item>
              <text:list-item>
                <text:p>In Python, using <text:span text:style-name="T1">bitwise shift</text:span> operators:</text:p>
              </text:list-item>
            </text:list>
            <text:p text:style-name="P7"><text:span text:style-name="T13">readFlag = 1 &lt;&lt; 2</text:span><text:span text:style-name="T13"><text:tab/></text:span><text:span text:style-name="T13"><text:tab/></text:span><text:span text:style-name="T14"># fancy way of saying 4</text:span></text:p>
            <text:p text:style-name="P7"><text:span text:style-name="T13">writeFlag = 1 &lt;&lt; 1</text:span><text:span text:style-name="T13"><text:tab/></text:span><text:span text:style-name="T13"><text:tab/></text:span><text:span text:style-name="T14"># 2</text:span></text:p>
            <text:p text:style-name="P7"><text:span text:style-name="T13">execFlag = 1 &lt;&lt; 0</text:span><text:span text:style-name="T13"><text:tab/></text:span><text:span text:style-name="T13"><text:tab/></text:span><text:span text:style-name="T14"># 1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Bitsets</text:p>
          </draw:text-box>
        </draw:frame>
        <draw:frame presentation:style-name="pr8" draw:text-style-name="P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<text:span text:style-name="T1">combine</text:span> these flags using <text:span text:style-name="T1">bitwise logical</text:span> operators: <text:span text:style-name="T1">or</text:span> (<text:span text:style-name="T3">|</text:span>), <text:span text:style-name="T1">and</text:span> (<text:span text:style-name="T3">&amp;</text:span>)</text:p>
              </text:list-item>
            </text:list>
            <text:p text:style-name="P7"><text:span text:style-name="T13">5 | 3 == 7</text:span><text:span text:style-name="T13"><text:tab/></text:span><text:span text:style-name="T13"><text:tab/></text:span><text:span text:style-name="T13"><text:tab/></text:span><text:span text:style-name="T14"># (101) </text:span><text:span text:style-name="T15">|</text:span><text:span text:style-name="T14"> (011) </text:span><text:span text:style-name="T15">==</text:span><text:span text:style-name="T14"> (111)</text:span></text:p>
            <text:p text:style-name="P7"><text:span text:style-name="T13">5 &amp; 3 == 1</text:span><text:span text:style-name="T13"><text:tab/></text:span><text:span text:style-name="T13"><text:tab/></text:span><text:span text:style-name="T13"><text:tab/></text:span><text:span text:style-name="T14"># (101) </text:span><text:span text:style-name="T15">&amp;</text:span><text:span text:style-name="T14"> (011) </text:span><text:span text:style-name="T15">==</text:span><text:span text:style-name="T14"> (001)</text:span></text:p>
            <text:list text:continue-numbering="true" text:style-name="L2">
              <text:list-item>
                <text:p text:style-name="P1"><text:span text:style-name="T1">Add</text:span> read permission if not already there:</text:p>
              </text:list-item>
            </text:list>
            <text:p text:style-name="P7"><text:span text:style-name="T13">myPerms |= readFlag</text:span></text:p>
            <text:list text:continue-numbering="true" text:style-name="L2">
              <text:list-item>
                <text:p text:style-name="P1"><text:span text:style-name="T1">Check</text:span> if we have write permission:</text:p>
              </text:list-item>
            </text:list>
            <text:p text:style-name="P7"><text:span text:style-name="T13">if myPerms </text:span><text:span text:style-name="T16">&amp;</text:span><text:span text:style-name="T13"> writeFlag:</text:span></text:p>
            <text:list text:continue-numbering="true" text:style-name="L2">
              <text:list-item>
                <text:p text:style-name="P1">Need read perm on both <text:span text:style-name="T1">file</text:span> and <text:span text:style-name="T1">directory</text:span>:</text:p>
              </text:list-item>
            </text:list>
            <text:p text:style-name="P7"><text:span text:style-name="T13">if filePerms </text:span><text:span text:style-name="T16">&amp;</text:span><text:span text:style-name="T13"> dirPerms </text:span><text:span text:style-name="T16">&amp; </text:span><text:span text:style-name="T13">writeFlag: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10-30T09:58:23</meta:creation-date>
    <dc:date>2009-11-27T14:23:29</dc:date>
    <meta:editing-cycles>29</meta:editing-cycles>
    <meta:editing-duration>PT23H55M42S</meta:editing-duration>
    <dc:creator>sean ho</dc:creator>
    <meta:document-statistic meta:object-count="197"/>
    <meta:user-defined meta:name="Info 1"/>
    <meta:user-defined meta:name="Info 2"/>
    <meta:user-defined meta:name="Info 3"/>
    <meta:user-defined meta:name="Info 4"/>
  </office:meta>
</office:document-meta>
</file>